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ileMotion" table:style-name="ta1">
        <table:shapes>
          <draw:frame draw:z-index="0" draw:style-name="gr1" draw:text-style-name="P1" svg:width="16.005cm" svg:height="9.005cm" svg:x="14.355cm" svg:y="1.673cm">
            <draw:object draw:notify-on-update-of-ranges="projectileMotion.D1:projectileMotion.D42 projectileMotion.E1:projectileMotion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4cm" svg:height="9.005cm" svg:x="15.04cm" svg:y="11.182cm">
            <draw:object draw:notify-on-update-of-ranges="projectileMotion.D2:projectileMotion.D4 projectileMotion.E2:projectileMotion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.39656680030748" calcext:value-type="float">
            <text:p>0.39656680030748</text:p>
          </table:table-cell>
          <table:table-cell office:value-type="float" office:value="0.000030517578125" calcext:value-type="float">
            <text:p>0.000030517578125</text:p>
          </table:table-cell>
          <table:table-cell/>
          <table:table-cell table:formula="of:=[.A1]" office:value-type="float" office:value="0.39656680030748" calcext:value-type="float">
            <text:p>0.39656680030748</text:p>
          </table:table-cell>
          <table:table-cell table:formula="of:=-[.B1]" office:value-type="float" office:value="-0.000030517578125" calcext:value-type="float">
            <text:p>-0.000030517578125</text:p>
          </table:table-cell>
        </table:table-row>
        <table:table-row table:style-name="ro1">
          <table:table-cell office:value-type="float" office:value="0.46456699958071" calcext:value-type="float">
            <text:p>0.46456699958071</text:p>
          </table:table-cell>
          <table:table-cell office:value-type="float" office:value="-1.4999694824219" calcext:value-type="float">
            <text:p>-1.4999694824219</text:p>
          </table:table-cell>
          <table:table-cell/>
          <table:table-cell table:formula="of:=[.A2]" office:value-type="float" office:value="0.46456699958071" calcext:value-type="float">
            <text:p>0.46456699958071</text:p>
          </table:table-cell>
          <table:table-cell table:formula="of:=-[.B2]" office:value-type="float" office:value="1.4999694824219" calcext:value-type="float">
            <text:p>1.4999694824219</text:p>
          </table:table-cell>
        </table:table-row>
        <table:table-row table:style-name="ro1">
          <table:table-cell office:value-type="float" office:value="0.50637910002843" calcext:value-type="float">
            <text:p>0.50637910002843</text:p>
          </table:table-cell>
          <table:table-cell office:value-type="float" office:value="-2.9849700927734" calcext:value-type="float">
            <text:p>-2.9849700927734</text:p>
          </table:table-cell>
          <table:table-cell/>
          <table:table-cell table:formula="of:=[.A3]" office:value-type="float" office:value="0.50637910002843" calcext:value-type="float">
            <text:p>0.50637910002843</text:p>
          </table:table-cell>
          <table:table-cell table:formula="of:=-[.B3]" office:value-type="float" office:value="2.9849700927734" calcext:value-type="float">
            <text:p>2.9849700927734</text:p>
          </table:table-cell>
        </table:table-row>
        <table:table-row table:style-name="ro1">
          <table:table-cell office:value-type="float" office:value="0.55078809987754" calcext:value-type="float">
            <text:p>0.55078809987754</text:p>
          </table:table-cell>
          <table:table-cell office:value-type="float" office:value="-4.4551239013672" calcext:value-type="float">
            <text:p>-4.4551239013672</text:p>
          </table:table-cell>
          <table:table-cell/>
          <table:table-cell table:formula="of:=[.A4]" office:value-type="float" office:value="0.55078809987754" calcext:value-type="float">
            <text:p>0.55078809987754</text:p>
          </table:table-cell>
          <table:table-cell table:formula="of:=-[.B4]" office:value-type="float" office:value="4.4551239013672" calcext:value-type="float">
            <text:p>4.4551239013672</text:p>
          </table:table-cell>
        </table:table-row>
        <table:table-row table:style-name="ro1">
          <table:table-cell office:value-type="float" office:value="0.5988725987263" calcext:value-type="float">
            <text:p>0.5988725987263</text:p>
          </table:table-cell>
          <table:table-cell office:value-type="float" office:value="-5.9105682373047" calcext:value-type="float">
            <text:p>-5.9105682373047</text:p>
          </table:table-cell>
          <table:table-cell/>
          <table:table-cell table:formula="of:=[.A5]" office:value-type="float" office:value="0.5988725987263" calcext:value-type="float">
            <text:p>0.5988725987263</text:p>
          </table:table-cell>
          <table:table-cell table:formula="of:=-[.B5]" office:value-type="float" office:value="5.9105682373047" calcext:value-type="float">
            <text:p>5.9105682373047</text:p>
          </table:table-cell>
        </table:table-row>
        <table:table-row table:style-name="ro1">
          <table:table-cell office:value-type="float" office:value="0.64790799794719" calcext:value-type="float">
            <text:p>0.64790799794719</text:p>
          </table:table-cell>
          <table:table-cell office:value-type="float" office:value="-7.3514556884766" calcext:value-type="float">
            <text:p>-7.3514556884766</text:p>
          </table:table-cell>
          <table:table-cell/>
          <table:table-cell table:formula="of:=[.A6]" office:value-type="float" office:value="0.64790799794719" calcext:value-type="float">
            <text:p>0.64790799794719</text:p>
          </table:table-cell>
          <table:table-cell table:formula="of:=-[.B6]" office:value-type="float" office:value="7.3514556884766" calcext:value-type="float">
            <text:p>7.3514556884766</text:p>
          </table:table-cell>
        </table:table-row>
        <table:table-row table:style-name="ro1">
          <table:table-cell office:value-type="float" office:value="0.70749359857291" calcext:value-type="float">
            <text:p>0.70749359857291</text:p>
          </table:table-cell>
          <table:table-cell office:value-type="float" office:value="-8.7779388427734" calcext:value-type="float">
            <text:p>-8.7779388427734</text:p>
          </table:table-cell>
          <table:table-cell/>
          <table:table-cell table:formula="of:=[.A7]" office:value-type="float" office:value="0.70749359857291" calcext:value-type="float">
            <text:p>0.70749359857291</text:p>
          </table:table-cell>
          <table:table-cell table:formula="of:=-[.B7]" office:value-type="float" office:value="8.7779388427734" calcext:value-type="float">
            <text:p>8.7779388427734</text:p>
          </table:table-cell>
        </table:table-row>
        <table:table-row table:style-name="ro1">
          <table:table-cell office:value-type="float" office:value="0.75796799873933" calcext:value-type="float">
            <text:p>0.75796799873933</text:p>
          </table:table-cell>
          <table:table-cell office:value-type="float" office:value="-10.190155029297" calcext:value-type="float">
            <text:p>-10.190155029297</text:p>
          </table:table-cell>
          <table:table-cell/>
          <table:table-cell table:formula="of:=[.A8]" office:value-type="float" office:value="0.75796799873933" calcext:value-type="float">
            <text:p>0.75796799873933</text:p>
          </table:table-cell>
          <table:table-cell table:formula="of:=-[.B8]" office:value-type="float" office:value="10.190155029297" calcext:value-type="float">
            <text:p>10.190155029297</text:p>
          </table:table-cell>
        </table:table-row>
        <table:table-row table:style-name="ro1">
          <table:table-cell office:value-type="float" office:value="0.80656649870798" calcext:value-type="float">
            <text:p>0.80656649870798</text:p>
          </table:table-cell>
          <table:table-cell office:value-type="float" office:value="-11.588256835938" calcext:value-type="float">
            <text:p>-11.588256835938</text:p>
          </table:table-cell>
          <table:table-cell/>
          <table:table-cell table:formula="of:=[.A9]" office:value-type="float" office:value="0.80656649870798" calcext:value-type="float">
            <text:p>0.80656649870798</text:p>
          </table:table-cell>
          <table:table-cell table:formula="of:=-[.B9]" office:value-type="float" office:value="11.588256835938" calcext:value-type="float">
            <text:p>11.588256835938</text:p>
          </table:table-cell>
        </table:table-row>
        <table:table-row table:style-name="ro1">
          <table:table-cell office:value-type="float" office:value="0.84994249790907" calcext:value-type="float">
            <text:p>0.84994249790907</text:p>
          </table:table-cell>
          <table:table-cell office:value-type="float" office:value="-12.972366333008" calcext:value-type="float">
            <text:p>-12.972366333008</text:p>
          </table:table-cell>
          <table:table-cell/>
          <table:table-cell table:formula="of:=[.A10]" office:value-type="float" office:value="0.84994249790907" calcext:value-type="float">
            <text:p>0.84994249790907</text:p>
          </table:table-cell>
          <table:table-cell table:formula="of:=-[.B10]" office:value-type="float" office:value="12.972366333008" calcext:value-type="float">
            <text:p>12.972366333008</text:p>
          </table:table-cell>
        </table:table-row>
        <table:table-row table:style-name="ro1">
          <table:table-cell office:value-type="float" office:value="0.91077399812639" calcext:value-type="float">
            <text:p>0.91077399812639</text:p>
          </table:table-cell>
          <table:table-cell office:value-type="float" office:value="-14.342636108398" calcext:value-type="float">
            <text:p>-14.342636108398</text:p>
          </table:table-cell>
          <table:table-cell/>
          <table:table-cell table:formula="of:=[.A11]" office:value-type="float" office:value="0.91077399812639" calcext:value-type="float">
            <text:p>0.91077399812639</text:p>
          </table:table-cell>
          <table:table-cell table:formula="of:=-[.B11]" office:value-type="float" office:value="14.342636108398" calcext:value-type="float">
            <text:p>14.342636108398</text:p>
          </table:table-cell>
        </table:table-row>
        <table:table-row table:style-name="ro1">
          <table:table-cell office:value-type="float" office:value="0.95800259849057" calcext:value-type="float">
            <text:p>0.95800259849057</text:p>
          </table:table-cell>
          <table:table-cell office:value-type="float" office:value="-15.699203491211" calcext:value-type="float">
            <text:p>-15.699203491211</text:p>
          </table:table-cell>
          <table:table-cell/>
          <table:table-cell table:formula="of:=[.A12]" office:value-type="float" office:value="0.95800259849057" calcext:value-type="float">
            <text:p>0.95800259849057</text:p>
          </table:table-cell>
          <table:table-cell table:formula="of:=-[.B12]" office:value-type="float" office:value="15.699203491211" calcext:value-type="float">
            <text:p>15.699203491211</text:p>
          </table:table-cell>
        </table:table-row>
        <table:table-row table:style-name="ro1">
          <table:table-cell office:value-type="float" office:value="1.0068386979401" calcext:value-type="float">
            <text:p>1.0068386979401</text:p>
          </table:table-cell>
          <table:table-cell office:value-type="float" office:value="-17.042205810547" calcext:value-type="float">
            <text:p>-17.042205810547</text:p>
          </table:table-cell>
          <table:table-cell/>
          <table:table-cell table:formula="of:=[.A13]" office:value-type="float" office:value="1.0068386979401" calcext:value-type="float">
            <text:p>1.0068386979401</text:p>
          </table:table-cell>
          <table:table-cell table:formula="of:=-[.B13]" office:value-type="float" office:value="17.042205810547" calcext:value-type="float">
            <text:p>17.042205810547</text:p>
          </table:table-cell>
        </table:table-row>
        <table:table-row table:style-name="ro1">
          <table:table-cell office:value-type="float" office:value="1.0512462975457" calcext:value-type="float">
            <text:p>1.0512462975457</text:p>
          </table:table-cell>
          <table:table-cell office:value-type="float" office:value="-18.371780395508" calcext:value-type="float">
            <text:p>-18.371780395508</text:p>
          </table:table-cell>
          <table:table-cell/>
          <table:table-cell table:formula="of:=[.A14]" office:value-type="float" office:value="1.0512462975457" calcext:value-type="float">
            <text:p>1.0512462975457</text:p>
          </table:table-cell>
          <table:table-cell table:formula="of:=-[.B14]" office:value-type="float" office:value="18.371780395508" calcext:value-type="float">
            <text:p>18.371780395508</text:p>
          </table:table-cell>
        </table:table-row>
        <table:table-row table:style-name="ro1">
          <table:table-cell office:value-type="float" office:value="1.0994584979489" calcext:value-type="float">
            <text:p>1.0994584979489</text:p>
          </table:table-cell>
          <table:table-cell office:value-type="float" office:value="-19.688064575195" calcext:value-type="float">
            <text:p>-19.688064575195</text:p>
          </table:table-cell>
          <table:table-cell/>
          <table:table-cell table:formula="of:=[.A15]" office:value-type="float" office:value="1.0994584979489" calcext:value-type="float">
            <text:p>1.0994584979489</text:p>
          </table:table-cell>
          <table:table-cell table:formula="of:=-[.B15]" office:value-type="float" office:value="19.688064575195" calcext:value-type="float">
            <text:p>19.688064575195</text:p>
          </table:table-cell>
        </table:table-row>
        <table:table-row table:style-name="ro1">
          <table:table-cell office:value-type="float" office:value="1.1611352982" calcext:value-type="float">
            <text:p>1.1611352982</text:p>
          </table:table-cell>
          <table:table-cell office:value-type="float" office:value="-20.991180419922" calcext:value-type="float">
            <text:p>-20.991180419922</text:p>
          </table:table-cell>
          <table:table-cell/>
          <table:table-cell table:formula="of:=[.A16]" office:value-type="float" office:value="1.1611352982" calcext:value-type="float">
            <text:p>1.1611352982</text:p>
          </table:table-cell>
          <table:table-cell table:formula="of:=-[.B16]" office:value-type="float" office:value="20.991180419922" calcext:value-type="float">
            <text:p>20.991180419922</text:p>
          </table:table-cell>
        </table:table-row>
        <table:table-row table:style-name="ro1">
          <table:table-cell office:value-type="float" office:value="1.2110265973024" calcext:value-type="float">
            <text:p>1.2110265973024</text:p>
          </table:table-cell>
          <table:table-cell office:value-type="float" office:value="-22.281265258789" calcext:value-type="float">
            <text:p>-22.281265258789</text:p>
          </table:table-cell>
          <table:table-cell/>
          <table:table-cell table:formula="of:=[.A17]" office:value-type="float" office:value="1.2110265973024" calcext:value-type="float">
            <text:p>1.2110265973024</text:p>
          </table:table-cell>
          <table:table-cell table:formula="of:=-[.B17]" office:value-type="float" office:value="22.281265258789" calcext:value-type="float">
            <text:p>22.281265258789</text:p>
          </table:table-cell>
        </table:table-row>
        <table:table-row table:style-name="ro1">
          <table:table-cell office:value-type="float" office:value="1.2584373964928" calcext:value-type="float">
            <text:p>1.2584373964928</text:p>
          </table:table-cell>
          <table:table-cell office:value-type="float" office:value="-23.558456420898" calcext:value-type="float">
            <text:p>-23.558456420898</text:p>
          </table:table-cell>
          <table:table-cell/>
          <table:table-cell table:formula="of:=[.A18]" office:value-type="float" office:value="1.2584373964928" calcext:value-type="float">
            <text:p>1.2584373964928</text:p>
          </table:table-cell>
          <table:table-cell table:formula="of:=-[.B18]" office:value-type="float" office:value="23.558456420898" calcext:value-type="float">
            <text:p>23.558456420898</text:p>
          </table:table-cell>
        </table:table-row>
        <table:table-row table:style-name="ro1">
          <table:table-cell office:value-type="float" office:value="1.2982766977511" calcext:value-type="float">
            <text:p>1.2982766977511</text:p>
          </table:table-cell>
          <table:table-cell office:value-type="float" office:value="-24.822875976562" calcext:value-type="float">
            <text:p>-24.822875976562</text:p>
          </table:table-cell>
          <table:table-cell/>
          <table:table-cell table:formula="of:=[.A19]" office:value-type="float" office:value="1.2982766977511" calcext:value-type="float">
            <text:p>1.2982766977511</text:p>
          </table:table-cell>
          <table:table-cell table:formula="of:=-[.B19]" office:value-type="float" office:value="24.822875976562" calcext:value-type="float">
            <text:p>24.822875976562</text:p>
          </table:table-cell>
        </table:table-row>
        <table:table-row table:style-name="ro1">
          <table:table-cell office:value-type="float" office:value="1.3664368982427" calcext:value-type="float">
            <text:p>1.3664368982427</text:p>
          </table:table-cell>
          <table:table-cell office:value-type="float" office:value="-26.074645996094" calcext:value-type="float">
            <text:p>-26.074645996094</text:p>
          </table:table-cell>
          <table:table-cell/>
          <table:table-cell table:formula="of:=[.A20]" office:value-type="float" office:value="1.3664368982427" calcext:value-type="float">
            <text:p>1.3664368982427</text:p>
          </table:table-cell>
          <table:table-cell table:formula="of:=-[.B20]" office:value-type="float" office:value="26.074645996094" calcext:value-type="float">
            <text:p>26.074645996094</text:p>
          </table:table-cell>
        </table:table-row>
        <table:table-row table:style-name="ro1">
          <table:table-cell office:value-type="float" office:value="1.4078249982558" calcext:value-type="float">
            <text:p>1.4078249982558</text:p>
          </table:table-cell>
          <table:table-cell office:value-type="float" office:value="-27.313903808594" calcext:value-type="float">
            <text:p>-27.313903808594</text:p>
          </table:table-cell>
          <table:table-cell/>
          <table:table-cell table:formula="of:=[.A21]" office:value-type="float" office:value="1.4078249982558" calcext:value-type="float">
            <text:p>1.4078249982558</text:p>
          </table:table-cell>
          <table:table-cell table:formula="of:=-[.B21]" office:value-type="float" office:value="27.313903808594" calcext:value-type="float">
            <text:p>27.313903808594</text:p>
          </table:table-cell>
        </table:table-row>
        <table:table-row table:style-name="ro1">
          <table:table-cell office:value-type="float" office:value="1.4601779985242" calcext:value-type="float">
            <text:p>1.4601779985242</text:p>
          </table:table-cell>
          <table:table-cell office:value-type="float" office:value="-28.540771484375" calcext:value-type="float">
            <text:p>-28.540771484375</text:p>
          </table:table-cell>
          <table:table-cell/>
          <table:table-cell table:formula="of:=[.A22]" office:value-type="float" office:value="1.4601779985242" calcext:value-type="float">
            <text:p>1.4601779985242</text:p>
          </table:table-cell>
          <table:table-cell table:formula="of:=-[.B22]" office:value-type="float" office:value="28.540771484375" calcext:value-type="float">
            <text:p>28.540771484375</text:p>
          </table:table-cell>
        </table:table-row>
        <table:table-row table:style-name="ro1">
          <table:table-cell office:value-type="float" office:value="1.4980501984246" calcext:value-type="float">
            <text:p>1.4980501984246</text:p>
          </table:table-cell>
          <table:table-cell office:value-type="float" office:value="-29.755355834961" calcext:value-type="float">
            <text:p>-29.755355834961</text:p>
          </table:table-cell>
          <table:table-cell/>
          <table:table-cell table:formula="of:=[.A23]" office:value-type="float" office:value="1.4980501984246" calcext:value-type="float">
            <text:p>1.4980501984246</text:p>
          </table:table-cell>
          <table:table-cell table:formula="of:=-[.B23]" office:value-type="float" office:value="29.755355834961" calcext:value-type="float">
            <text:p>29.755355834961</text:p>
          </table:table-cell>
        </table:table-row>
        <table:table-row table:style-name="ro1">
          <table:table-cell office:value-type="float" office:value="1.5500378981233" calcext:value-type="float">
            <text:p>1.5500378981233</text:p>
          </table:table-cell>
          <table:table-cell office:value-type="float" office:value="-30.957809448242" calcext:value-type="float">
            <text:p>-30.957809448242</text:p>
          </table:table-cell>
          <table:table-cell/>
          <table:table-cell table:formula="of:=[.A24]" office:value-type="float" office:value="1.5500378981233" calcext:value-type="float">
            <text:p>1.5500378981233</text:p>
          </table:table-cell>
          <table:table-cell table:formula="of:=-[.B24]" office:value-type="float" office:value="30.957809448242" calcext:value-type="float">
            <text:p>30.957809448242</text:p>
          </table:table-cell>
        </table:table-row>
        <table:table-row table:style-name="ro1">
          <table:table-cell office:value-type="float" office:value="1.6198340975679" calcext:value-type="float">
            <text:p>1.6198340975679</text:p>
          </table:table-cell>
          <table:table-cell office:value-type="float" office:value="-32.148239135742" calcext:value-type="float">
            <text:p>-32.148239135742</text:p>
          </table:table-cell>
          <table:table-cell/>
          <table:table-cell table:formula="of:=[.A25]" office:value-type="float" office:value="1.6198340975679" calcext:value-type="float">
            <text:p>1.6198340975679</text:p>
          </table:table-cell>
          <table:table-cell table:formula="of:=-[.B25]" office:value-type="float" office:value="32.148239135742" calcext:value-type="float">
            <text:p>32.148239135742</text:p>
          </table:table-cell>
        </table:table-row>
        <table:table-row table:style-name="ro1">
          <table:table-cell office:value-type="float" office:value="1.6558594987728" calcext:value-type="float">
            <text:p>1.6558594987728</text:p>
          </table:table-cell>
          <table:table-cell office:value-type="float" office:value="-33.326766967773" calcext:value-type="float">
            <text:p>-33.326766967773</text:p>
          </table:table-cell>
          <table:table-cell/>
          <table:table-cell table:formula="of:=[.A26]" office:value-type="float" office:value="1.6558594987728" calcext:value-type="float">
            <text:p>1.6558594987728</text:p>
          </table:table-cell>
          <table:table-cell table:formula="of:=-[.B26]" office:value-type="float" office:value="33.326766967773" calcext:value-type="float">
            <text:p>33.326766967773</text:p>
          </table:table-cell>
        </table:table-row>
        <table:table-row table:style-name="ro1">
          <table:table-cell office:value-type="float" office:value="1.6984199997969" calcext:value-type="float">
            <text:p>1.6984199997969</text:p>
          </table:table-cell>
          <table:table-cell office:value-type="float" office:value="-34.49348449707" calcext:value-type="float">
            <text:p>-34.49348449707</text:p>
          </table:table-cell>
          <table:table-cell/>
          <table:table-cell table:formula="of:=[.A27]" office:value-type="float" office:value="1.6984199997969" calcext:value-type="float">
            <text:p>1.6984199997969</text:p>
          </table:table-cell>
          <table:table-cell table:formula="of:=-[.B27]" office:value-type="float" office:value="34.49348449707" calcext:value-type="float">
            <text:p>34.49348449707</text:p>
          </table:table-cell>
        </table:table-row>
        <table:table-row table:style-name="ro1">
          <table:table-cell office:value-type="float" office:value="1.747549099382" calcext:value-type="float">
            <text:p>1.747549099382</text:p>
          </table:table-cell>
          <table:table-cell office:value-type="float" office:value="-35.648544311523" calcext:value-type="float">
            <text:p>-35.648544311523</text:p>
          </table:table-cell>
          <table:table-cell/>
          <table:table-cell table:formula="of:=[.A28]" office:value-type="float" office:value="1.747549099382" calcext:value-type="float">
            <text:p>1.747549099382</text:p>
          </table:table-cell>
          <table:table-cell table:formula="of:=-[.B28]" office:value-type="float" office:value="35.648544311523" calcext:value-type="float">
            <text:p>35.648544311523</text:p>
          </table:table-cell>
        </table:table-row>
        <table:table-row table:style-name="ro1">
          <table:table-cell office:value-type="float" office:value="1.8154536993243" calcext:value-type="float">
            <text:p>1.8154536993243</text:p>
          </table:table-cell>
          <table:table-cell office:value-type="float" office:value="-36.792068481445" calcext:value-type="float">
            <text:p>-36.792068481445</text:p>
          </table:table-cell>
          <table:table-cell/>
          <table:table-cell table:formula="of:=[.A29]" office:value-type="float" office:value="1.8154536993243" calcext:value-type="float">
            <text:p>1.8154536993243</text:p>
          </table:table-cell>
          <table:table-cell table:formula="of:=-[.B29]" office:value-type="float" office:value="36.792068481445" calcext:value-type="float">
            <text:p>36.792068481445</text:p>
          </table:table-cell>
        </table:table-row>
        <table:table-row table:style-name="ro1">
          <table:table-cell office:value-type="float" office:value="1.8540376997553" calcext:value-type="float">
            <text:p>1.8540376997553</text:p>
          </table:table-cell>
          <table:table-cell office:value-type="float" office:value="-37.92414855957" calcext:value-type="float">
            <text:p>-37.92414855957</text:p>
          </table:table-cell>
          <table:table-cell/>
          <table:table-cell table:formula="of:=[.A30]" office:value-type="float" office:value="1.8540376997553" calcext:value-type="float">
            <text:p>1.8540376997553</text:p>
          </table:table-cell>
          <table:table-cell table:formula="of:=-[.B30]" office:value-type="float" office:value="37.92414855957" calcext:value-type="float">
            <text:p>37.92414855957</text:p>
          </table:table-cell>
        </table:table-row>
        <table:table-row table:style-name="ro1">
          <table:table-cell office:value-type="float" office:value="1.9000757993199" calcext:value-type="float">
            <text:p>1.9000757993199</text:p>
          </table:table-cell>
          <table:table-cell office:value-type="float" office:value="-39.044906616211" calcext:value-type="float">
            <text:p>-39.044906616211</text:p>
          </table:table-cell>
          <table:table-cell/>
          <table:table-cell table:formula="of:=[.A31]" office:value-type="float" office:value="1.9000757993199" calcext:value-type="float">
            <text:p>1.9000757993199</text:p>
          </table:table-cell>
          <table:table-cell table:formula="of:=-[.B31]" office:value-type="float" office:value="39.044906616211" calcext:value-type="float">
            <text:p>39.044906616211</text:p>
          </table:table-cell>
        </table:table-row>
        <table:table-row table:style-name="ro1">
          <table:table-cell office:value-type="float" office:value="1.9553059986793" calcext:value-type="float">
            <text:p>1.9553059986793</text:p>
          </table:table-cell>
          <table:table-cell office:value-type="float" office:value="-40.15446472168" calcext:value-type="float">
            <text:p>-40.15446472168</text:p>
          </table:table-cell>
          <table:table-cell/>
          <table:table-cell table:formula="of:=[.A32]" office:value-type="float" office:value="1.9553059986793" calcext:value-type="float">
            <text:p>1.9553059986793</text:p>
          </table:table-cell>
          <table:table-cell table:formula="of:=-[.B32]" office:value-type="float" office:value="40.15446472168" calcext:value-type="float">
            <text:p>40.15446472168</text:p>
          </table:table-cell>
        </table:table-row>
        <table:table-row table:style-name="ro1">
          <table:table-cell office:value-type="float" office:value="2.0146586992778" calcext:value-type="float">
            <text:p>2.0146586992778</text:p>
          </table:table-cell>
          <table:table-cell office:value-type="float" office:value="-41.252914428711" calcext:value-type="float">
            <text:p>-41.252914428711</text:p>
          </table:table-cell>
          <table:table-cell/>
          <table:table-cell table:formula="of:=[.A33]" office:value-type="float" office:value="2.0146586992778" calcext:value-type="float">
            <text:p>2.0146586992778</text:p>
          </table:table-cell>
          <table:table-cell table:formula="of:=-[.B33]" office:value-type="float" office:value="41.252914428711" calcext:value-type="float">
            <text:p>41.252914428711</text:p>
          </table:table-cell>
        </table:table-row>
        <table:table-row table:style-name="ro1">
          <table:table-cell office:value-type="float" office:value="2.0645772987045" calcext:value-type="float">
            <text:p>2.0645772987045</text:p>
          </table:table-cell>
          <table:table-cell office:value-type="float" office:value="-42.340377807617" calcext:value-type="float">
            <text:p>-42.340377807617</text:p>
          </table:table-cell>
          <table:table-cell/>
          <table:table-cell table:formula="of:=[.A34]" office:value-type="float" office:value="2.0645772987045" calcext:value-type="float">
            <text:p>2.0645772987045</text:p>
          </table:table-cell>
          <table:table-cell table:formula="of:=-[.B34]" office:value-type="float" office:value="42.340377807617" calcext:value-type="float">
            <text:p>42.340377807617</text:p>
          </table:table-cell>
        </table:table-row>
        <table:table-row table:style-name="ro1">
          <table:table-cell office:value-type="float" office:value="2.1043042987585" calcext:value-type="float">
            <text:p>2.1043042987585</text:p>
          </table:table-cell>
          <table:table-cell office:value-type="float" office:value="-43.416976928711" calcext:value-type="float">
            <text:p>-43.416976928711</text:p>
          </table:table-cell>
          <table:table-cell/>
          <table:table-cell table:formula="of:=[.A35]" office:value-type="float" office:value="2.1043042987585" calcext:value-type="float">
            <text:p>2.1043042987585</text:p>
          </table:table-cell>
          <table:table-cell table:formula="of:=-[.B35]" office:value-type="float" office:value="43.416976928711" calcext:value-type="float">
            <text:p>43.416976928711</text:p>
          </table:table-cell>
        </table:table-row>
        <table:table-row table:style-name="ro1">
          <table:table-cell office:value-type="float" office:value="2.153628799133" calcext:value-type="float">
            <text:p>2.153628799133</text:p>
          </table:table-cell>
          <table:table-cell office:value-type="float" office:value="-44.482803344727" calcext:value-type="float">
            <text:p>-44.482803344727</text:p>
          </table:table-cell>
          <table:table-cell/>
          <table:table-cell table:formula="of:=[.A36]" office:value-type="float" office:value="2.153628799133" calcext:value-type="float">
            <text:p>2.153628799133</text:p>
          </table:table-cell>
          <table:table-cell table:formula="of:=-[.B36]" office:value-type="float" office:value="44.482803344727" calcext:value-type="float">
            <text:p>44.482803344727</text:p>
          </table:table-cell>
        </table:table-row>
        <table:table-row table:style-name="ro1">
          <table:table-cell office:value-type="float" office:value="2.1988295996562" calcext:value-type="float">
            <text:p>2.1988295996562</text:p>
          </table:table-cell>
          <table:table-cell office:value-type="float" office:value="-45.537979125977" calcext:value-type="float">
            <text:p>-45.537979125977</text:p>
          </table:table-cell>
          <table:table-cell/>
          <table:table-cell table:formula="of:=[.A37]" office:value-type="float" office:value="2.1988295996562" calcext:value-type="float">
            <text:p>2.1988295996562</text:p>
          </table:table-cell>
          <table:table-cell table:formula="of:=-[.B37]" office:value-type="float" office:value="45.537979125977" calcext:value-type="float">
            <text:p>45.537979125977</text:p>
          </table:table-cell>
        </table:table-row>
        <table:table-row table:style-name="ro1">
          <table:table-cell office:value-type="float" office:value="2.2640273994766" calcext:value-type="float">
            <text:p>2.2640273994766</text:p>
          </table:table-cell>
          <table:table-cell office:value-type="float" office:value="-46.582595825195" calcext:value-type="float">
            <text:p>-46.582595825195</text:p>
          </table:table-cell>
          <table:table-cell/>
          <table:table-cell table:formula="of:=[.A38]" office:value-type="float" office:value="2.2640273994766" calcext:value-type="float">
            <text:p>2.2640273994766</text:p>
          </table:table-cell>
          <table:table-cell table:formula="of:=-[.B38]" office:value-type="float" office:value="46.582595825195" calcext:value-type="float">
            <text:p>46.582595825195</text:p>
          </table:table-cell>
        </table:table-row>
        <table:table-row table:style-name="ro1">
          <table:table-cell office:value-type="float" office:value="2.3073931988329" calcext:value-type="float">
            <text:p>2.3073931988329</text:p>
          </table:table-cell>
          <table:table-cell office:value-type="float" office:value="-47.616775512695" calcext:value-type="float">
            <text:p>-47.616775512695</text:p>
          </table:table-cell>
          <table:table-cell/>
          <table:table-cell table:formula="of:=[.A39]" office:value-type="float" office:value="2.3073931988329" calcext:value-type="float">
            <text:p>2.3073931988329</text:p>
          </table:table-cell>
          <table:table-cell table:formula="of:=-[.B39]" office:value-type="float" office:value="47.616775512695" calcext:value-type="float">
            <text:p>47.616775512695</text:p>
          </table:table-cell>
        </table:table-row>
        <table:table-row table:style-name="ro1">
          <table:table-cell office:value-type="float" office:value="2.3590618986636" calcext:value-type="float">
            <text:p>2.3590618986636</text:p>
          </table:table-cell>
          <table:table-cell office:value-type="float" office:value="-48.640609741211" calcext:value-type="float">
            <text:p>-48.640609741211</text:p>
          </table:table-cell>
          <table:table-cell/>
          <table:table-cell table:formula="of:=[.A40]" office:value-type="float" office:value="2.3590618986636" calcext:value-type="float">
            <text:p>2.3590618986636</text:p>
          </table:table-cell>
          <table:table-cell table:formula="of:=-[.B40]" office:value-type="float" office:value="48.640609741211" calcext:value-type="float">
            <text:p>48.640609741211</text:p>
          </table:table-cell>
        </table:table-row>
        <table:table-row table:style-name="ro1">
          <table:table-cell office:value-type="float" office:value="2.4096936983988" calcext:value-type="float">
            <text:p>2.4096936983988</text:p>
          </table:table-cell>
          <table:table-cell office:value-type="float" office:value="-49.654190063477" calcext:value-type="float">
            <text:p>-49.654190063477</text:p>
          </table:table-cell>
          <table:table-cell/>
          <table:table-cell table:formula="of:=[.A41]" office:value-type="float" office:value="2.4096936983988" calcext:value-type="float">
            <text:p>2.4096936983988</text:p>
          </table:table-cell>
          <table:table-cell table:formula="of:=-[.B41]" office:value-type="float" office:value="49.654190063477" calcext:value-type="float">
            <text:p>49.654190063477</text:p>
          </table:table-cell>
        </table:table-row>
        <table:table-row table:style-name="ro1">
          <table:table-cell office:value-type="float" office:value="2.4487115992233" calcext:value-type="float">
            <text:p>2.4487115992233</text:p>
          </table:table-cell>
          <table:table-cell office:value-type="float" office:value="-50.657638549805" calcext:value-type="float">
            <text:p>-50.657638549805</text:p>
          </table:table-cell>
          <table:table-cell/>
          <table:table-cell table:formula="of:=[.A42]" office:value-type="float" office:value="2.4487115992233" calcext:value-type="float">
            <text:p>2.4487115992233</text:p>
          </table:table-cell>
          <table:table-cell table:formula="of:=-[.B42]" office:value-type="float" office:value="50.657638549805" calcext:value-type="float">
            <text:p>50.6576385498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3T16:43:16.867000000</dc:date>
    <meta:editing-duration>PT1H14M2S</meta:editing-duration>
    <meta:editing-cycles>2</meta:editing-cycles>
    <meta:generator>LibreOffice/7.5.4.2$Windows_X86_64 LibreOffice_project/36ccfdc35048b057fd9854c757a8b67ec53977b6</meta:generator>
    <meta:document-statistic meta:table-count="1" meta:cell-count="16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5.988cm" svg:y="0.316cm" chart:style-name="ch2">
          <text:p>Thrown horizontally</text:p>
        </chart:title>
        <chart:legend chart:legend-position="end" svg:x="11.91cm" svg:y="3.955cm" style:legend-expansion="high" chart:style-name="ch3"/>
        <chart:plot-area chart:style-name="ch4" table:cell-range-address="projectileMotion.D1:projectileMotion.E42" svg:x="1.331cm" svg:y="1.275cm" svg:width="10.259cm" svg:height="6.57cm">
          <chart:coordinate-region svg:x="2.058cm" svg:y="1.474cm" svg:width="9.438cm" svg:height="6.173cm"/>
          <chart:axis chart:dimension="x" chart:name="primary-x" chart:style-name="ch5">
            <chart:title svg:x="5.874cm" svg:y="8.025cm" chart:style-name="ch6">
              <text:p>time (s)</text:p>
            </chart:title>
          </chart:axis>
          <chart:axis chart:dimension="y" chart:name="primary-y" chart:style-name="ch7">
            <chart:title svg:x="0.451cm" svg:y="5.371cm" chart:style-name="ch8">
              <text:p>delta x (m)</text:p>
            </chart:title>
            <chart:grid chart:style-name="ch9" chart:class="major"/>
          </chart:axis>
          <chart:series chart:style-name="ch10" chart:values-cell-range-address="projectileMotion.E1:projectileMotion.E42" chart:class="chart:scatter">
            <chart:domain table:cell-range-address="projectileMotion.D1:projectileMotion.D42"/>
            <chart:regression-curve chart:style-name="ch11">
              <chart:equation chart:display-equation="true" chart:display-r-square="true" svg:x="3.058cm" svg:y="1.272cm"/>
            </chart:regression-curve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56680030748">
                <text:p>0.39656680030748</text:p>
                <draw:g>
                  <svg:desc>projectileMotion.D1:projectileMotion.D42</svg:desc>
                </draw:g>
              </table:table-cell>
              <table:table-cell office:value-type="float" office:value="-0.000030517578125">
                <text:p>-0.000030517578125</text:p>
                <draw:g>
                  <svg:desc>projectileMotion.E1:projectileMotion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456699958071">
                <text:p>0.46456699958071</text:p>
              </table:table-cell>
              <table:table-cell office:value-type="float" office:value="1.4999694824219">
                <text:p>1.4999694824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637910002843">
                <text:p>0.50637910002843</text:p>
              </table:table-cell>
              <table:table-cell office:value-type="float" office:value="2.9849700927734">
                <text:p>2.984970092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078809987754">
                <text:p>0.55078809987754</text:p>
              </table:table-cell>
              <table:table-cell office:value-type="float" office:value="4.4551239013672">
                <text:p>4.4551239013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88725987263">
                <text:p>0.5988725987263</text:p>
              </table:table-cell>
              <table:table-cell office:value-type="float" office:value="5.9105682373047">
                <text:p>5.9105682373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790799794719">
                <text:p>0.64790799794719</text:p>
              </table:table-cell>
              <table:table-cell office:value-type="float" office:value="7.3514556884766">
                <text:p>7.3514556884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749359857291">
                <text:p>0.70749359857291</text:p>
              </table:table-cell>
              <table:table-cell office:value-type="float" office:value="8.7779388427734">
                <text:p>8.7779388427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796799873933">
                <text:p>0.75796799873933</text:p>
              </table:table-cell>
              <table:table-cell office:value-type="float" office:value="10.190155029297">
                <text:p>10.190155029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56649870798">
                <text:p>0.80656649870798</text:p>
              </table:table-cell>
              <table:table-cell office:value-type="float" office:value="11.588256835938">
                <text:p>11.588256835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994249790907">
                <text:p>0.84994249790907</text:p>
              </table:table-cell>
              <table:table-cell office:value-type="float" office:value="12.972366333008">
                <text:p>12.972366333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077399812639">
                <text:p>0.91077399812639</text:p>
              </table:table-cell>
              <table:table-cell office:value-type="float" office:value="14.342636108398">
                <text:p>14.342636108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800259849057">
                <text:p>0.95800259849057</text:p>
              </table:table-cell>
              <table:table-cell office:value-type="float" office:value="15.699203491211">
                <text:p>15.699203491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68386979401">
                <text:p>1.0068386979401</text:p>
              </table:table-cell>
              <table:table-cell office:value-type="float" office:value="17.042205810547">
                <text:p>17.042205810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12462975457">
                <text:p>1.0512462975457</text:p>
              </table:table-cell>
              <table:table-cell office:value-type="float" office:value="18.371780395508">
                <text:p>18.371780395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94584979489">
                <text:p>1.0994584979489</text:p>
              </table:table-cell>
              <table:table-cell office:value-type="float" office:value="19.688064575195">
                <text:p>19.688064575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1352982">
                <text:p>1.1611352982</text:p>
              </table:table-cell>
              <table:table-cell office:value-type="float" office:value="20.991180419922">
                <text:p>20.991180419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110265973024">
                <text:p>1.2110265973024</text:p>
              </table:table-cell>
              <table:table-cell office:value-type="float" office:value="22.281265258789">
                <text:p>22.281265258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84373964928">
                <text:p>1.2584373964928</text:p>
              </table:table-cell>
              <table:table-cell office:value-type="float" office:value="23.558456420898">
                <text:p>23.558456420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982766977511">
                <text:p>1.2982766977511</text:p>
              </table:table-cell>
              <table:table-cell office:value-type="float" office:value="24.822875976562">
                <text:p>24.822875976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64368982427">
                <text:p>1.3664368982427</text:p>
              </table:table-cell>
              <table:table-cell office:value-type="float" office:value="26.074645996094">
                <text:p>26.074645996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078249982558">
                <text:p>1.4078249982558</text:p>
              </table:table-cell>
              <table:table-cell office:value-type="float" office:value="27.313903808594">
                <text:p>27.313903808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601779985242">
                <text:p>1.4601779985242</text:p>
              </table:table-cell>
              <table:table-cell office:value-type="float" office:value="28.540771484375">
                <text:p>28.5407714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980501984246">
                <text:p>1.4980501984246</text:p>
              </table:table-cell>
              <table:table-cell office:value-type="float" office:value="29.755355834961">
                <text:p>29.755355834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500378981233">
                <text:p>1.5500378981233</text:p>
              </table:table-cell>
              <table:table-cell office:value-type="float" office:value="30.957809448242">
                <text:p>30.957809448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198340975679">
                <text:p>1.6198340975679</text:p>
              </table:table-cell>
              <table:table-cell office:value-type="float" office:value="32.148239135742">
                <text:p>32.1482391357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558594987728">
                <text:p>1.6558594987728</text:p>
              </table:table-cell>
              <table:table-cell office:value-type="float" office:value="33.326766967773">
                <text:p>33.326766967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984199997969">
                <text:p>1.6984199997969</text:p>
              </table:table-cell>
              <table:table-cell office:value-type="float" office:value="34.49348449707">
                <text:p>34.49348449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47549099382">
                <text:p>1.747549099382</text:p>
              </table:table-cell>
              <table:table-cell office:value-type="float" office:value="35.648544311523">
                <text:p>35.648544311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154536993243">
                <text:p>1.8154536993243</text:p>
              </table:table-cell>
              <table:table-cell office:value-type="float" office:value="36.792068481445">
                <text:p>36.792068481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40376997553">
                <text:p>1.8540376997553</text:p>
              </table:table-cell>
              <table:table-cell office:value-type="float" office:value="37.92414855957">
                <text:p>37.92414855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000757993199">
                <text:p>1.9000757993199</text:p>
              </table:table-cell>
              <table:table-cell office:value-type="float" office:value="39.044906616211">
                <text:p>39.044906616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553059986793">
                <text:p>1.9553059986793</text:p>
              </table:table-cell>
              <table:table-cell office:value-type="float" office:value="40.15446472168">
                <text:p>40.15446472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146586992778">
                <text:p>2.0146586992778</text:p>
              </table:table-cell>
              <table:table-cell office:value-type="float" office:value="41.252914428711">
                <text:p>41.252914428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45772987045">
                <text:p>2.0645772987045</text:p>
              </table:table-cell>
              <table:table-cell office:value-type="float" office:value="42.340377807617">
                <text:p>42.3403778076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043042987585">
                <text:p>2.1043042987585</text:p>
              </table:table-cell>
              <table:table-cell office:value-type="float" office:value="43.416976928711">
                <text:p>43.4169769287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53628799133">
                <text:p>2.153628799133</text:p>
              </table:table-cell>
              <table:table-cell office:value-type="float" office:value="44.482803344727">
                <text:p>44.482803344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988295996562">
                <text:p>2.1988295996562</text:p>
              </table:table-cell>
              <table:table-cell office:value-type="float" office:value="45.537979125977">
                <text:p>45.537979125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640273994766">
                <text:p>2.2640273994766</text:p>
              </table:table-cell>
              <table:table-cell office:value-type="float" office:value="46.582595825195">
                <text:p>46.582595825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073931988329">
                <text:p>2.3073931988329</text:p>
              </table:table-cell>
              <table:table-cell office:value-type="float" office:value="47.616775512695">
                <text:p>47.616775512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590618986636">
                <text:p>2.3590618986636</text:p>
              </table:table-cell>
              <table:table-cell office:value-type="float" office:value="48.640609741211">
                <text:p>48.640609741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096936983988">
                <text:p>2.4096936983988</text:p>
              </table:table-cell>
              <table:table-cell office:value-type="float" office:value="49.654190063477">
                <text:p>49.654190063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487115992233">
                <text:p>2.4487115992233</text:p>
              </table:table-cell>
              <table:table-cell office:value-type="float" office:value="50.657638549805">
                <text:p>50.657638549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6.768cm" svg:y="0.316cm" chart:style-name="ch2">
          <text:p>better initial</text:p>
        </chart:title>
        <chart:legend chart:legend-position="end" svg:x="11.909cm" svg:y="3.955cm" style:legend-expansion="high" chart:style-name="ch3"/>
        <chart:plot-area chart:style-name="ch4" table:cell-range-address="projectileMotion.D2:projectileMotion.E4" svg:x="0.32cm" svg:y="1.275cm" svg:width="11.269cm" svg:height="7.551cm">
          <chart:coordinate-region svg:x="1.047cm" svg:y="1.474cm" svg:width="10.21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E2:projectileMotion.E4" chart:class="chart:scatter">
            <chart:domain table:cell-range-address="projectileMotion.D2:projectileMotion.D4"/>
            <chart:regression-curve chart:style-name="ch9">
              <chart:equation chart:display-equation="true" chart:display-r-square="true" svg:x="1.431cm" svg:y="1.678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456699958071">
                <text:p>0.46456699958071</text:p>
                <draw:g>
                  <svg:desc>projectileMotion.D2:projectileMotion.D4</svg:desc>
                </draw:g>
              </table:table-cell>
              <table:table-cell office:value-type="float" office:value="1.4999694824219">
                <text:p>1.4999694824219</text:p>
                <draw:g>
                  <svg:desc>projectileMotion.E2:projectileMotion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637910002843">
                <text:p>0.50637910002843</text:p>
              </table:table-cell>
              <table:table-cell office:value-type="float" office:value="2.9849700927734">
                <text:p>2.984970092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078809987754">
                <text:p>0.55078809987754</text:p>
              </table:table-cell>
              <table:table-cell office:value-type="float" office:value="4.4551239013672">
                <text:p>4.4551239013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